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i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4583in" text:min-label-width="0.125in" text:list-level-position-and-space-mode="label-alignment">
          <style:list-level-label-alignment text:label-followed-by="listtab" fo:margin-left="2.5833in" fo:text-indent="-0.125in"/>
        </style:list-level-properties>
      </text:list-level-style-number>
      <text:list-level-style-number text:level="4" style:num-suffix="." style:num-format="1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9583in" text:min-label-width="0.125in" text:list-level-position-and-space-mode="label-alignment">
          <style:list-level-label-alignment text:label-followed-by="listtab" fo:margin-left="4.0833in" fo:text-indent="-0.125in"/>
        </style:list-level-properties>
      </text:list-level-style-number>
      <text:list-level-style-number text:level="7" style:num-suffix="." style:num-format="1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333in" text:min-label-width="0.25in" text:list-level-position-and-space-mode="label-alignment">
          <style:list-level-label-alignment text:label-followed-by="listtab" fo:margin-left="5.0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4583in" text:min-label-width="0.125in" text:list-level-position-and-space-mode="label-alignment">
          <style:list-level-label-alignment text:label-followed-by="listtab" fo:margin-left="5.5833in" fo:text-indent="-0.125in"/>
        </style:list-level-properties>
      </text:list-level-style-number>
    </text:list-style>
    <style:style style:name="TableColumn2" style:family="table-column">
      <style:table-column-properties style:column-width="0.65in"/>
    </style:style>
    <style:style style:name="TableColumn3" style:family="table-column">
      <style:table-column-properties style:column-width="3.5458in"/>
    </style:style>
    <style:style style:name="TableColumn4" style:family="table-column">
      <style:table-column-properties style:column-width="2.0652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8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9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0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1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3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style:font-style-complex="italic" fo:font-size="12pt" style:font-size-asian="12pt" style:font-size-complex="12pt" fo:language="en" fo:country="MY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style:font-style-complex="italic" fo:font-size="12pt" style:font-size-asian="12pt" style:font-size-complex="12pt" fo:language="en" fo:country="MY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="Arial" style:font-name-complex="Arial" style:font-style-complex="italic" fo:font-size="12pt" style:font-size-asian="12pt" style:font-size-complex="12pt" fo:language="en" fo:country="MY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color="#414141" fo:font-size="12pt" style:font-size-asian="12pt" style:font-size-complex="12pt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Arial" style:font-name-complex="Arial" fo:color="#414141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style:font-style-complex="italic" fo:font-size="12pt" style:font-size-asian="12pt" style:font-size-complex="12pt" fo:language="en" fo:country="MY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style:font-name="Arial" style:font-name-complex="Arial" style:font-style-complex="italic" fo:font-size="12pt" style:font-size-asian="12pt" style:font-size-complex="12pt" fo:language="en" fo:country="MY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 fo:text-indent="0.5in"/>
    </style:style>
    <style:style style:name="T83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ListParagraph" style:list-style-name="LFO3" style:family="paragraph">
      <style:paragraph-properties fo:margin-bottom="0in" fo:line-height="100%" fo:margin-left="0.3534in">
        <style:tab-stops/>
      </style:paragraph-properties>
      <style:text-properties style:font-name="Arial" style:font-name-complex="Arial" fo:font-size="12pt" style:font-size-asian="12pt" style:font-size-complex="12pt" fo:language="en" fo:country="MY"/>
    </style:style>
    <style:style style:name="P89" style:parent-style-name="ListParagraph" style:list-style-name="LFO3" style:family="paragraph">
      <style:paragraph-properties fo:margin-bottom="0in" fo:line-height="100%" fo:margin-left="0.3534in">
        <style:tab-stops/>
      </style:paragraph-properties>
      <style:text-properties style:font-name="Arial" style:font-name-complex="Arial" fo:font-size="12pt" style:font-size-asian="12pt" style:font-size-complex="12pt" fo:language="en" fo:country="MY"/>
    </style:style>
    <style:style style:name="P90" style:parent-style-name="ListParagraph" style:family="paragraph">
      <style:paragraph-properties fo:margin-bottom="0in" fo:line-height="100%" fo:margin-left="0.2555in">
        <style:tab-stops/>
      </style:paragraph-properties>
      <style:text-properties style:font-name="Arial" style:font-name-complex="Arial" fo:font-size="12pt" style:font-size-asian="12pt" style:font-size-complex="12pt" fo:language="en" fo:country="MY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9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9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widows="0" fo:orphans="0" fo:text-align="justify" fo:margin-top="0.1666in" fo:line-height="150%" fo:margin-right="0.2in">
        <style:tab-stops>
          <style:tab-stop style:type="left" style:position="-0.9in"/>
          <style:tab-stop style:type="left" style:position="-0.4in"/>
          <style:tab-stop style:type="left" style:position="0.1in"/>
          <style:tab-stop style:type="left" style:position="0.6in"/>
          <style:tab-stop style:type="left" style:position="1.1in"/>
          <style:tab-stop style:type="left" style:position="1.6in"/>
          <style:tab-stop style:type="left" style:position="2.1in"/>
          <style:tab-stop style:type="left" style:position="2.6in"/>
          <style:tab-stop style:type="left" style:position="3.1in"/>
          <style:tab-stop style:type="left" style:position="3.6in"/>
          <style:tab-stop style:type="left" style:position="4.1in"/>
          <style:tab-stop style:type="left" style:position="4.6in"/>
          <style:tab-stop style:type="left" style:position="5.1in"/>
          <style:tab-stop style:type="left" style:position="5.6in"/>
          <style:tab-stop style:type="left" style:position="6.1in"/>
        </style:tab-stops>
      </style:paragraph-properties>
    </style:style>
    <style:style style:name="T101" style:parent-style-name="DefaultParagraphFont" style:family="text">
      <style:text-properties style:font-name="Arial" fo:font-style="italic" style:font-style-asian="italic" style:font-style-complex="italic" fo:font-size="12pt" style:font-size-asian="12pt" style:font-size-complex="12pt" fo:language="en" fo:country="MY"/>
    </style:style>
    <style:style style:name="T102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T103" style:parent-style-name="DefaultParagraphFont" style:family="text">
      <style:text-properties style:font-name="Arial" fo:font-weight="bold" style:font-weight-asian="bold" style:font-style-complex="italic" fo:font-size="12pt" style:font-size-asian="12pt" style:font-size-complex="12pt" fo:language="en" fo:country="MY"/>
    </style:style>
    <style:style style:name="T104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T107" style:parent-style-name="DefaultParagraphFont" style:family="text">
      <style:text-properties style:font-name="Arial" fo:font-weight="bold" style:font-weight-asian="bold" style:font-style-complex="italic" fo:font-size="12pt" style:font-size-asian="12pt" style:font-size-complex="12pt" fo:language="en" fo:country="MY"/>
    </style:style>
    <style:style style:name="T108" style:parent-style-name="DefaultParagraphFont" style:family="text">
      <style:text-properties style:font-name="Arial" fo:font-weight="bold" style:font-weight-asian="bold" fo:font-style="italic" style:font-style-asian="italic" style:font-style-complex="italic" fo:font-size="12pt" style:font-size-asian="12pt" style:font-size-complex="12pt" fo:language="en" fo:country="MY"/>
    </style:style>
    <style:style style:name="T109" style:parent-style-name="DefaultParagraphFont" style:family="text">
      <style:text-properties style:font-name="Arial" fo:font-weight="bold" style:font-weight-asian="bold" style:font-style-complex="italic" fo:font-size="12pt" style:font-size-asian="12pt" style:font-size-complex="12pt" fo:language="en" fo:country="MY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ListParagraph" style:list-style-name="LFO4" style:family="paragraph">
      <style:paragraph-properties fo:widows="0" fo:orphans="0" fo:text-align="justify" style:vertical-align="auto" fo:margin-bottom="0in" fo:line-height="150%" fo:margin-left="0.5152in" fo:margin-right="0.2in">
        <style:tab-stops>
          <style:tab-stop style:type="left" style:position="-1.4152in"/>
          <style:tab-stop style:type="left" style:position="-0.9152in"/>
          <style:tab-stop style:type="left" style:position="-0.4152in"/>
          <style:tab-stop style:type="left" style:position="0.0847in"/>
          <style:tab-stop style:type="left" style:position="0.5847in"/>
          <style:tab-stop style:type="left" style:position="1.0847in"/>
          <style:tab-stop style:type="left" style:position="1.5847in"/>
          <style:tab-stop style:type="left" style:position="2.0847in"/>
          <style:tab-stop style:type="left" style:position="2.5847in"/>
          <style:tab-stop style:type="left" style:position="3.0847in"/>
          <style:tab-stop style:type="left" style:position="3.5847in"/>
          <style:tab-stop style:type="left" style:position="4.0847in"/>
          <style:tab-stop style:type="left" style:position="4.5847in"/>
          <style:tab-stop style:type="left" style:position="5.0847in"/>
          <style:tab-stop style:type="left" style:position="5.5847in"/>
        </style:tab-stops>
      </style:paragraph-properties>
      <style:text-properties style:font-name="Arial" style:font-style-complex="italic" fo:font-size="12pt" style:font-size-asian="12pt" style:font-size-complex="12pt" fo:language="en" fo:country="MY" fo:hyphenate="true"/>
    </style:style>
    <style:style style:name="P123" style:parent-style-name="ListParagraph" style:list-style-name="LFO4" style:family="paragraph">
      <style:paragraph-properties fo:widows="0" fo:orphans="0" fo:text-align="justify" style:vertical-align="auto" fo:margin-bottom="0in" fo:line-height="150%" fo:margin-left="0.2548in" fo:margin-right="0.2in" fo:text-indent="-0.2548in">
        <style:tab-stops>
          <style:tab-stop style:type="left" style:position="-1.1548in"/>
          <style:tab-stop style:type="left" style:position="-0.6548in"/>
          <style:tab-stop style:type="left" style:position="-0.1548in"/>
          <style:tab-stop style:type="left" style:position="-0.0347in"/>
          <style:tab-stop style:type="left" style:position="0.8451in"/>
          <style:tab-stop style:type="left" style:position="1.3451in"/>
          <style:tab-stop style:type="left" style:position="1.8451in"/>
          <style:tab-stop style:type="left" style:position="2.3451in"/>
          <style:tab-stop style:type="left" style:position="2.8451in"/>
          <style:tab-stop style:type="left" style:position="3.3451in"/>
          <style:tab-stop style:type="left" style:position="3.8451in"/>
          <style:tab-stop style:type="left" style:position="4.3451in"/>
          <style:tab-stop style:type="left" style:position="4.8451in"/>
          <style:tab-stop style:type="left" style:position="5.3451in"/>
          <style:tab-stop style:type="left" style:position="5.8451in"/>
        </style:tab-stops>
      </style:paragraph-properties>
      <style:text-properties style:font-name="Arial" style:font-style-complex="italic" fo:font-size="12pt" style:font-size-asian="12pt" style:font-size-complex="12pt" fo:language="en" fo:country="MY" fo:hyphenate="tru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ListParagraph" style:list-style-name="LFO5" style:family="paragraph">
      <style:paragraph-properties fo:widows="0" fo:orphans="0" fo:text-align="justify" style:vertical-align="auto" fo:margin-bottom="0in" fo:line-height="150%" fo:margin-left="0.5152in" fo:margin-right="0.2in">
        <style:tab-stops>
          <style:tab-stop style:type="left" style:position="-1.4152in"/>
          <style:tab-stop style:type="left" style:position="-0.9152in"/>
          <style:tab-stop style:type="left" style:position="0.5847in"/>
          <style:tab-stop style:type="left" style:position="0.6659in"/>
          <style:tab-stop style:type="left" style:position="1.0847in"/>
          <style:tab-stop style:type="left" style:position="1.5847in"/>
          <style:tab-stop style:type="left" style:position="2.0847in"/>
          <style:tab-stop style:type="left" style:position="2.5847in"/>
          <style:tab-stop style:type="left" style:position="3.0847in"/>
          <style:tab-stop style:type="left" style:position="3.5847in"/>
          <style:tab-stop style:type="left" style:position="4.0847in"/>
          <style:tab-stop style:type="left" style:position="4.5847in"/>
          <style:tab-stop style:type="left" style:position="5.0847in"/>
          <style:tab-stop style:type="left" style:position="5.5847in"/>
        </style:tab-stops>
      </style:paragraph-properties>
      <style:text-properties style:font-name="Arial" style:font-style-complex="italic" fo:font-size="12pt" style:font-size-asian="12pt" style:font-size-complex="12pt" fo:language="en" fo:country="MY" fo:hyphenate="true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T137" style:parent-style-name="DefaultParagraphFont" style:family="text">
      <style:text-properties style:font-name="Arial" fo:font-style="italic" style:font-style-asian="italic" style:font-style-complex="italic" fo:font-size="12pt" style:font-size-asian="12pt" style:font-size-complex="12pt" fo:language="en" fo:country="MY"/>
    </style:style>
    <style:style style:name="T138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ListParagraph" style:list-style-name="LFO6" style:family="paragraph">
      <style:paragraph-properties fo:widows="0" fo:orphans="0" fo:text-align="justify" style:vertical-align="auto" fo:margin-bottom="0in" fo:line-height="150%" fo:margin-left="0.3187in" fo:margin-right="0.2in">
        <style:tab-stops>
          <style:tab-stop style:type="left" style:position="-1.2187in"/>
          <style:tab-stop style:type="left" style:position="-0.7187in"/>
          <style:tab-stop style:type="left" style:position="-0.2187in"/>
          <style:tab-stop style:type="left" style:position="0.2812in"/>
          <style:tab-stop style:type="left" style:position="0.7812in"/>
          <style:tab-stop style:type="left" style:position="1.7812in"/>
          <style:tab-stop style:type="left" style:position="2.2812in"/>
          <style:tab-stop style:type="left" style:position="2.7812in"/>
          <style:tab-stop style:type="left" style:position="3.2812in"/>
          <style:tab-stop style:type="left" style:position="3.7812in"/>
          <style:tab-stop style:type="left" style:position="4.2812in"/>
          <style:tab-stop style:type="left" style:position="4.7812in"/>
          <style:tab-stop style:type="left" style:position="5.2812in"/>
          <style:tab-stop style:type="left" style:position="5.7812in"/>
        </style:tab-stops>
      </style:paragraph-properties>
      <style:text-properties fo:hyphenate="true"/>
    </style:style>
    <style:style style:name="T148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T149" style:parent-style-name="DefaultParagraphFont" style:family="text">
      <style:text-properties style:font-name="Arial" fo:font-style="italic" style:font-style-asian="italic" style:font-style-complex="italic" fo:font-size="12pt" style:font-size-asian="12pt" style:font-size-complex="12pt" fo:language="en" fo:country="MY"/>
    </style:style>
    <style:style style:name="T150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P151" style:parent-style-name="ListParagraph" style:list-style-name="LFO6" style:family="paragraph">
      <style:paragraph-properties fo:widows="0" fo:orphans="0" fo:text-align="justify" style:vertical-align="auto" fo:margin-bottom="0in" fo:line-height="150%" fo:margin-left="0.3187in" fo:margin-right="0.2in">
        <style:tab-stops>
          <style:tab-stop style:type="left" style:position="-1.2187in"/>
          <style:tab-stop style:type="left" style:position="-0.7187in"/>
          <style:tab-stop style:type="left" style:position="-0.2187in"/>
          <style:tab-stop style:type="left" style:position="0.2812in"/>
          <style:tab-stop style:type="left" style:position="0.7812in"/>
          <style:tab-stop style:type="left" style:position="1.7812in"/>
          <style:tab-stop style:type="left" style:position="2.2812in"/>
          <style:tab-stop style:type="left" style:position="2.7812in"/>
          <style:tab-stop style:type="left" style:position="3.2812in"/>
          <style:tab-stop style:type="left" style:position="3.7812in"/>
          <style:tab-stop style:type="left" style:position="4.2812in"/>
          <style:tab-stop style:type="left" style:position="4.7812in"/>
          <style:tab-stop style:type="left" style:position="5.2812in"/>
          <style:tab-stop style:type="left" style:position="5.7812in"/>
        </style:tab-stops>
      </style:paragraph-properties>
      <style:text-properties style:font-name="Arial" style:font-style-complex="italic" fo:font-size="12pt" style:font-size-asian="12pt" style:font-size-complex="12pt" fo:language="en" fo:country="MY" fo:hyphenate="true"/>
    </style:style>
    <style:style style:name="P152" style:parent-style-name="ListParagraph" style:list-style-name="LFO6" style:family="paragraph">
      <style:paragraph-properties fo:widows="0" fo:orphans="0" fo:text-align="justify" style:vertical-align="auto" fo:margin-bottom="0in" fo:line-height="150%" fo:margin-left="0.3187in" fo:margin-right="0.2in">
        <style:tab-stops>
          <style:tab-stop style:type="left" style:position="-1.2187in"/>
          <style:tab-stop style:type="left" style:position="-0.7187in"/>
          <style:tab-stop style:type="left" style:position="-0.2187in"/>
          <style:tab-stop style:type="left" style:position="0.2812in"/>
          <style:tab-stop style:type="left" style:position="0.7812in"/>
          <style:tab-stop style:type="left" style:position="1.7812in"/>
          <style:tab-stop style:type="left" style:position="2.2812in"/>
          <style:tab-stop style:type="left" style:position="2.7812in"/>
          <style:tab-stop style:type="left" style:position="3.2812in"/>
          <style:tab-stop style:type="left" style:position="3.7812in"/>
          <style:tab-stop style:type="left" style:position="4.2812in"/>
          <style:tab-stop style:type="left" style:position="4.7812in"/>
          <style:tab-stop style:type="left" style:position="5.2812in"/>
          <style:tab-stop style:type="left" style:position="5.7812in"/>
        </style:tab-stops>
      </style:paragraph-properties>
      <style:text-properties fo:hyphenate="true"/>
    </style:style>
    <style:style style:name="T153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T154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T155" style:parent-style-name="DefaultParagraphFont" style:family="text">
      <style:text-properties style:font-name="Arial" fo:font-style="italic" style:font-style-asian="italic" style:font-style-complex="italic" fo:font-size="12pt" style:font-size-asian="12pt" style:font-size-complex="12pt" fo:language="en" fo:country="MY"/>
    </style:style>
    <style:style style:name="T156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T157" style:parent-style-name="DefaultParagraphFont" style:family="text">
      <style:text-properties style:font-name="Arial" fo:font-style="italic" style:font-style-asian="italic" style:font-style-complex="italic" fo:font-size="12pt" style:font-size-asian="12pt" style:font-size-complex="12pt" fo:language="en" fo:country="MY"/>
    </style:style>
    <style:style style:name="T158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P159" style:parent-style-name="ListParagraph" style:list-style-name="LFO6" style:family="paragraph">
      <style:paragraph-properties fo:widows="0" fo:orphans="0" fo:text-align="justify" style:vertical-align="auto" fo:margin-bottom="0in" fo:line-height="150%" fo:margin-left="0.3187in" fo:margin-right="0.2in">
        <style:tab-stops>
          <style:tab-stop style:type="left" style:position="-1.2187in"/>
          <style:tab-stop style:type="left" style:position="-0.7187in"/>
          <style:tab-stop style:type="left" style:position="-0.2187in"/>
          <style:tab-stop style:type="left" style:position="0.2812in"/>
          <style:tab-stop style:type="left" style:position="0.7812in"/>
          <style:tab-stop style:type="left" style:position="1.7812in"/>
          <style:tab-stop style:type="left" style:position="2.2812in"/>
          <style:tab-stop style:type="left" style:position="2.7812in"/>
          <style:tab-stop style:type="left" style:position="3.2812in"/>
          <style:tab-stop style:type="left" style:position="3.7812in"/>
          <style:tab-stop style:type="left" style:position="4.2812in"/>
          <style:tab-stop style:type="left" style:position="4.7812in"/>
          <style:tab-stop style:type="left" style:position="5.2812in"/>
          <style:tab-stop style:type="left" style:position="5.7812in"/>
        </style:tab-stops>
      </style:paragraph-properties>
      <style:text-properties fo:hyphenate="true"/>
    </style:style>
    <style:style style:name="T160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T161" style:parent-style-name="DefaultParagraphFont" style:family="text">
      <style:text-properties style:font-name="Arial" fo:font-style="italic" style:font-style-asian="italic" style:font-style-complex="italic" fo:font-size="12pt" style:font-size-asian="12pt" style:font-size-complex="12pt" fo:language="en" fo:country="MY"/>
    </style:style>
    <style:style style:name="T162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P163" style:parent-style-name="ListParagraph" style:list-style-name="LFO6" style:family="paragraph">
      <style:paragraph-properties fo:widows="0" fo:orphans="0" fo:text-align="justify" style:vertical-align="auto" fo:margin-bottom="0in" fo:line-height="150%" fo:margin-left="0.3187in" fo:margin-right="0.2in">
        <style:tab-stops>
          <style:tab-stop style:type="left" style:position="-1.2187in"/>
          <style:tab-stop style:type="left" style:position="-0.7187in"/>
          <style:tab-stop style:type="left" style:position="-0.2187in"/>
          <style:tab-stop style:type="left" style:position="0.2812in"/>
          <style:tab-stop style:type="left" style:position="0.7812in"/>
          <style:tab-stop style:type="left" style:position="1.7812in"/>
          <style:tab-stop style:type="left" style:position="2.2812in"/>
          <style:tab-stop style:type="left" style:position="2.7812in"/>
          <style:tab-stop style:type="left" style:position="3.2812in"/>
          <style:tab-stop style:type="left" style:position="3.7812in"/>
          <style:tab-stop style:type="left" style:position="4.2812in"/>
          <style:tab-stop style:type="left" style:position="4.7812in"/>
          <style:tab-stop style:type="left" style:position="5.2812in"/>
          <style:tab-stop style:type="left" style:position="5.7812in"/>
        </style:tab-stops>
      </style:paragraph-properties>
      <style:text-properties fo:hyphenate="true"/>
    </style:style>
    <style:style style:name="T164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T165" style:parent-style-name="DefaultParagraphFont" style:family="text">
      <style:text-properties style:font-name="Arial" fo:font-style="italic" style:font-style-asian="italic" style:font-style-complex="italic" fo:font-size="12pt" style:font-size-asian="12pt" style:font-size-complex="12pt" fo:language="en" fo:country="MY"/>
    </style:style>
    <style:style style:name="T166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Arial" style:font-style-complex="italic" fo:font-size="12pt" style:font-size-asian="12pt" style:font-size-complex="12pt" fo:language="en" fo:country="MY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7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7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173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174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<text:s/></text:p>
          </table:table-cell>
          <table:table-cell table:style-name="TableCell8">
            <text:p text:style-name="P9">JAWAPAN</text:p>
          </table:table-cell>
          <table:table-cell table:style-name="TableCell10">
            <text:p text:style-name="P11">MARKAH</text:p>
          </table:table-cell>
        </table:table-row>
        <table:table-row table:style-name="TableRow12">
          <table:table-cell table:style-name="TableCell13" table:number-columns-spanned="3">
            <text:p text:style-name="P14">BAHAGIAN A</text:p>
          </table:table-cell>
          <table:covered-table-cell/>
          <table:covered-table-cell/>
        </table:table-row>
        <table:table-row table:style-name="TableRow15">
          <table:table-cell table:style-name="TableCell16">
            <text:list text:style-name="LFO1" text:continue-numbering="true">
              <text:list-item>
                <text:p text:style-name="P17"/>
              </text:list-item>
              <text:list-item>
                <text:p text:style-name="P18"/>
              </text:list-item>
              <text:list-item>
                <text:p text:style-name="P19"/>
              </text:list-item>
              <text:list-item>
                <text:p text:style-name="P20"/>
              </text:list-item>
              <text:list-item>
                <text:p text:style-name="P21"/>
              </text:list-item>
            </text:list>
          </table:table-cell>
          <table:table-cell table:style-name="TableCell22">
            <text:p text:style-name="P23">B</text:p>
            <text:p text:style-name="P24">D</text:p>
            <text:p text:style-name="P25">D</text:p>
            <text:p text:style-name="P26">A</text:p>
            <text:p text:style-name="P27">A</text:p>
          </table:table-cell>
          <table:table-cell table:style-name="TableCell28">
            <text:p text:style-name="P29">1</text:p>
            <text:p text:style-name="P30">1</text:p>
            <text:p text:style-name="P31">1</text:p>
            <text:p text:style-name="P32">1</text:p>
            <text:p text:style-name="P33">1</text:p>
          </table:table-cell>
        </table:table-row>
        <table:table-row table:style-name="TableRow34">
          <table:table-cell table:style-name="TableCell35" table:number-columns-spanned="3">
            <text:p text:style-name="P36">BAHAGIAN B</text:p>
          </table:table-cell>
          <table:covered-table-cell/>
          <table:covered-table-cell/>
        </table:table-row>
        <table:table-row table:style-name="TableRow37">
          <table:table-cell table:style-name="TableCell38">
            <text:list text:style-name="LFO2" text:continue-numbering="true">
              <text:list-item>
                <text:p text:style-name="P39"/>
              </text:list-item>
            </text:list>
          </table:table-cell>
          <table:table-cell table:style-name="TableCell40">
            <text:p text:style-name="P41">Backup</text:p>
            <text:p text:style-name="P42">Kerosakan system</text:p>
            <text:p text:style-name="P43">Bencana Alam</text:p>
          </table:table-cell>
          <table:table-cell table:style-name="TableCell44">
            <text:p text:style-name="P45">1</text:p>
            <text:p text:style-name="P46">1</text:p>
            <text:p text:style-name="P47">1</text:p>
          </table:table-cell>
        </table:table-row>
        <table:table-row table:style-name="TableRow48">
          <table:table-cell table:style-name="TableCell49">
            <text:list text:style-name="LFO2" text:continue-numbering="true">
              <text:list-item>
                <text:p text:style-name="P50"/>
              </text:list-item>
            </text:list>
          </table:table-cell>
          <table:table-cell table:style-name="TableCell51">
            <text:p text:style-name="P52">Arkib data</text:p>
            <text:p text:style-name="P53">Kerosakan</text:p>
            <text:p text:style-name="P54"><text:span text:style-name="T55">melindungi maklumat lama<text:s/></text:span></text:p>
          </table:table-cell>
          <table:table-cell table:style-name="TableCell56">
            <text:p text:style-name="P57">1</text:p>
            <text:p text:style-name="P58">1</text:p>
            <text:p text:style-name="P59">1</text:p>
          </table:table-cell>
        </table:table-row>
        <table:table-row table:style-name="TableRow60">
          <table:table-cell table:style-name="TableCell61">
            <text:list text:style-name="LFO2" text:continue-numbering="true">
              <text:list-item>
                <text:p text:style-name="P62"/>
              </text:list-item>
            </text:list>
          </table:table-cell>
          <table:table-cell table:style-name="TableCell63">
            <text:p text:style-name="P64">Sistem sandaran<text:s/></text:p>
            <text:p text:style-name="P65"><text:span text:style-name="T66">arkib<text:s/></text:span></text:p>
          </table:table-cell>
          <table:table-cell table:style-name="TableCell67">
            <text:p text:style-name="P68">1</text:p>
            <text:p text:style-name="P69">1</text:p>
          </table:table-cell>
        </table:table-row>
        <table:table-row table:style-name="TableRow70">
          <table:table-cell table:style-name="TableCell71">
            <text:list text:style-name="LFO2" text:continue-numbering="true">
              <text:list-item>
                <text:p text:style-name="P72"/>
              </text:list-item>
            </text:list>
          </table:table-cell>
          <table:table-cell table:style-name="TableCell73">
            <text:p text:style-name="P74">diindeks<text:s/></text:p>
            <text:p text:style-name="P75"><text:span text:style-name="T76">akses<text:s/></text:span></text:p>
          </table:table-cell>
          <table:table-cell table:style-name="TableCell77">
            <text:p text:style-name="P78">1</text:p>
            <text:p text:style-name="P79">1</text:p>
          </table:table-cell>
        </table:table-row>
        <table:table-row table:style-name="TableRow80">
          <table:table-cell table:style-name="TableCell81" table:number-columns-spanned="3">
            <text:p text:style-name="P82"><text:span text:style-name="T83">BAHAGIAN C</text:span></text:p>
          </table:table-cell>
          <table:covered-table-cell/>
          <table:covered-table-cell/>
        </table:table-row>
        <table:table-row table:style-name="TableRow84">
          <table:table-cell table:style-name="TableCell85">
            <text:list text:style-name="LFO3" text:continue-numbering="true">
              <text:list-item>
                <text:p text:style-name="P86"/>
              </text:list-item>
            </text:list>
          </table:table-cell>
          <table:table-cell table:style-name="TableCell87">
            <text:list text:style-name="LFO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8">Mengurangkan penggunaan primary storage dan kos berkaitan</text:p>
                          </text:list-item>
                          <text:list-item>
                            <text:p text:style-name="P89">Mengurangkan jumlah data yang perlu di sandarkan (backu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0"/>
          </table:table-cell>
          <table:table-cell table:style-name="TableCell91">
            <text:p text:style-name="P92">1</text:p>
            <text:p text:style-name="P93"/>
            <text:p text:style-name="P94">1</text:p>
            <text:p text:style-name="P95"/>
          </table:table-cell>
        </table:table-row>
        <table:table-row table:style-name="TableRow96">
          <table:table-cell table:style-name="TableCell97">
            <text:list text:style-name="LFO3" text:continue-numbering="true">
              <text:list-item>
                <text:p text:style-name="P98"/>
              </text:list-item>
            </text:list>
          </table:table-cell>
          <table:table-cell table:style-name="TableCell99">
            <text:p text:style-name="P100"><text:span text:style-name="T101">Data archiving<text:s/></text:span><text:span text:style-name="T102">adalah<text:s/></text:span><text:span text:style-name="T103">proses pemindahan data</text:span><text:span text:style-name="T104"><text:s/>yang tidak lagi digunakan<text:s/></text:span></text:p>
            <text:p text:style-name="P105"><text:span text:style-name="T106">ke dalam<text:s/></text:span><text:span text:style-name="T107">perkakasan penyimpanan (</text:span><text:span text:style-name="T108">storage device</text:span><text:span text:style-name="T109">) berlainan.</text:span></text:p>
          </table:table-cell>
          <table:table-cell table:style-name="TableCell110">
            <text:p text:style-name="P111"/>
            <text:p text:style-name="P112">1</text:p>
            <text:p text:style-name="P113"/>
            <text:p text:style-name="P114"/>
            <text:p text:style-name="P115"/>
            <text:p text:style-name="P116">1</text:p>
            <text:p text:style-name="P117"/>
          </table:table-cell>
        </table:table-row>
        <table:table-row table:style-name="TableRow118">
          <table:table-cell table:style-name="TableCell119">
            <text:list text:style-name="LFO3" text:continue-numbering="true">
              <text:list-item>
                <text:p text:style-name="P120"/>
              </text:list-item>
            </text:list>
          </table:table-cell>
          <table:table-cell table:style-name="TableCell121">
            <text:list text:style-name="LFO4" text:continue-numbering="true">
              <text:list-item>
                <text:p text:style-name="P122"><text:s text:c="3"/>Data arkib diindeks</text:p>
              </text:list-item>
              <text:list-item>
                <text:p text:style-name="P123">Mempunyai keupayaan carian untukmemudahkan<text:s/>pencarian dan akses kepada fail arkib.</text:p>
              </text:list-item>
            </text:list>
          </table:table-cell>
          <table:table-cell table:style-name="TableCell124">
            <text:p text:style-name="P125">1</text:p>
            <text:p text:style-name="P126"/>
            <text:p text:style-name="P127">1</text:p>
            <text:p text:style-name="P128"/>
            <text:p text:style-name="P129"/>
          </table:table-cell>
        </table:table-row>
        <table:table-row table:style-name="TableRow130">
          <table:table-cell table:style-name="TableCell131">
            <text:list text:style-name="LFO3" text:continue-numbering="true">
              <text:list-item>
                <text:p text:style-name="P132"/>
              </text:list-item>
            </text:list>
          </table:table-cell>
          <table:table-cell table:style-name="TableCell133">
            <text:list text:style-name="LFO5" text:continue-numbering="true">
              <text:list-item>
                <text:p text:style-name="P134">CMD (SQLdump)<text:s/></text:p>
              </text:list-item>
            </text:list>
            <text:p text:style-name="P135"><text:span text:style-name="T136">Fungsi<text:s/></text:span><text:span text:style-name="T137">export<text:s/></text:span><text:span text:style-name="T138">pada PHPMyAdmin.</text:span></text:p>
          </table:table-cell>
          <table:table-cell table:style-name="TableCell139">
            <text:p text:style-name="P140">1</text:p>
            <text:p text:style-name="P141"/>
            <text:p text:style-name="P142">1</text:p>
          </table:table-cell>
        </table:table-row>
        <table:table-row table:style-name="TableRow143">
          <table:table-cell table:style-name="TableCell144">
            <text:list text:style-name="LFO3" text:continue-numbering="true">
              <text:list-item>
                <text:p text:style-name="P145"/>
              </text:list-item>
            </text:list>
          </table:table-cell>
          <table:table-cell table:style-name="TableCell146">
            <text:list text:style-name="LFO6" text:continue-numbering="true">
              <text:list-item>
                <text:p text:style-name="P147"><text:span text:style-name="T148">Proses menyemak samada nilai kosong (</text:span><text:span text:style-name="T149">default value</text:span><text:span text:style-name="T150">) boleh dicapai atau tidak daripada pangkalan data.</text:span></text:p>
              </text:list-item>
              <text:list-item>
                <text:p text:style-name="P151">Mengesahkan setiap nilai data berjaya disimpan ke pangkalan data.</text:p>
              </text:list-item>
              <text:list-item>
                <text:p text:style-name="P152"><text:span text:style-name="T153">Memastikan data sesuai untuk kedua-</text:span><text:soft-page-break/><text:span text:style-name="T154">dua versi<text:s/></text:span><text:span text:style-name="T155">hardware<text:s/></text:span><text:span text:style-name="T156">dan<text:s/></text:span><text:span text:style-name="T157">operating system</text:span><text:span text:style-name="T158">.</text:span></text:p>
              </text:list-item>
              <text:list-item>
                <text:p text:style-name="P159"><text:span text:style-name="T160">Mengesahkan data pada<text:s/></text:span><text:span text:style-name="T161">table<text:s/></text:span><text:span text:style-name="T162">boleh diubahsuai dan dipadam.</text:span></text:p>
              </text:list-item>
              <text:list-item>
                <text:p text:style-name="P163"><text:span text:style-name="T164">Menjalankan (</text:span><text:span text:style-name="T165">run</text:span><text:span text:style-name="T166">) pengujian data untuk semua fail data.</text:span></text:p>
              </text:list-item>
            </text:list>
            <text:p text:style-name="P167"><text:span text:style-name="T168">Pilih tiga mana-mana jawapan diatas</text:span></text:p>
          </table:table-cell>
          <table:table-cell table:style-name="TableCell169">
            <text:p text:style-name="P170">1 proses=1m</text:p>
            <text:p text:style-name="P171"/>
            <text:p text:style-name="P172">Total 2m</text:p>
          </table:table-cell>
        </table:table-row>
      </table:table>
      <text:p text:style-name="Normal"><text:span text:style-name="T173"><text:tab/></text:span><text:span text:style-name="T17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stParagraphChar" style:display-name="List Paragraph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Arial" style:font-name-asian="Calibri" style:font-name-complex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i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4583in" text:min-label-width="0.125in" text:list-level-position-and-space-mode="label-alignment">
          <style:list-level-label-alignment text:label-followed-by="listtab" fo:margin-left="2.5833in" fo:text-indent="-0.125in"/>
        </style:list-level-properties>
      </text:list-level-style-number>
      <text:list-level-style-number text:level="4" style:num-suffix="." style:num-format="1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9583in" text:min-label-width="0.125in" text:list-level-position-and-space-mode="label-alignment">
          <style:list-level-label-alignment text:label-followed-by="listtab" fo:margin-left="4.0833in" fo:text-indent="-0.125in"/>
        </style:list-level-properties>
      </text:list-level-style-number>
      <text:list-level-style-number text:level="7" style:num-suffix="." style:num-format="1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333in" text:min-label-width="0.25in" text:list-level-position-and-space-mode="label-alignment">
          <style:list-level-label-alignment text:label-followed-by="listtab" fo:margin-left="5.0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4583in" text:min-label-width="0.125in" text:list-level-position-and-space-mode="label-alignment">
          <style:list-level-label-alignment text:label-followed-by="listtab" fo:margin-left="5.58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ra Mozi</meta:initial-creator>
    <dc:creator>Fira Mozi</dc:creator>
    <meta:creation-date>2019-08-12T16:38:00Z</meta:creation-date>
    <dc:date>2019-08-12T16:38:00Z</dc:date>
    <meta:template xlink:href="Normal" xlink:type="simple"/>
    <meta:editing-cycles>2</meta:editing-cycles>
    <meta:editing-duration>PT0S</meta:editing-duration>
    <meta:document-statistic meta:page-count="2" meta:paragraph-count="2" meta:word-count="162" meta:character-count="1089" meta:row-count="7" meta:non-whitespace-character-count="929"/>
  </office:meta>
</office:document-meta>
</file>